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dce6" officeooo:paragraph-rsid="001adce6"/>
    </style:style>
    <style:style style:name="P2" style:family="paragraph" style:parent-style-name="Standard">
      <style:text-properties fo:color="#000000" loext:opacity="100%" officeooo:rsid="001c9ab3" officeooo:paragraph-rsid="001c9ab3"/>
    </style:style>
    <style:style style:name="P3" style:family="paragraph" style:parent-style-name="Standard">
      <style:text-properties fo:color="#000000" loext:opacity="100%" officeooo:rsid="001c9ab3" officeooo:paragraph-rsid="0023501d"/>
    </style:style>
    <style:style style:name="P4" style:family="paragraph" style:parent-style-name="Standard">
      <style:text-properties fo:color="#000000" loext:opacity="100%" officeooo:rsid="001c9ab3" officeooo:paragraph-rsid="00235ddd"/>
    </style:style>
    <style:style style:name="P5" style:family="paragraph" style:parent-style-name="Standard">
      <style:text-properties fo:color="#000000" loext:opacity="100%" officeooo:rsid="00209285" officeooo:paragraph-rsid="00209285"/>
    </style:style>
    <style:style style:name="P6" style:family="paragraph" style:parent-style-name="Standard">
      <style:text-properties fo:color="#000000" loext:opacity="100%" officeooo:rsid="00226925" officeooo:paragraph-rsid="00226925"/>
    </style:style>
    <style:style style:name="P7" style:family="paragraph" style:parent-style-name="Standard">
      <style:text-properties fo:color="#000000" loext:opacity="100%" officeooo:rsid="0023501d" officeooo:paragraph-rsid="0023501d"/>
    </style:style>
    <style:style style:name="P8" style:family="paragraph" style:parent-style-name="Standard">
      <style:text-properties fo:color="#000000" loext:opacity="100%" officeooo:rsid="00235ddd" officeooo:paragraph-rsid="00235ddd"/>
    </style:style>
    <style:style style:name="P9" style:family="paragraph" style:parent-style-name="Standard">
      <style:text-properties fo:color="#000000" loext:opacity="100%" officeooo:rsid="00243584" officeooo:paragraph-rsid="00243584"/>
    </style:style>
    <style:style style:name="P10" style:family="paragraph" style:parent-style-name="Standard">
      <style:text-properties fo:color="#000000" loext:opacity="100%" officeooo:rsid="002c2fdf" officeooo:paragraph-rsid="002c2fdf"/>
    </style:style>
    <style:style style:name="T1" style:family="text">
      <style:text-properties fo:color="#c9211e" loext:opacity="100%" style:font-name="Cantarell Extra Bold"/>
    </style:style>
    <style:style style:name="T2" style:family="text">
      <style:text-properties fo:font-weight="bold" officeooo:rsid="0023501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ntarell Extra Bold"/>
    </style:style>
    <style:style style:name="T5" style:family="text">
      <style:text-properties officeooo:rsid="001d519a"/>
    </style:style>
    <style:style style:name="T6" style:family="text">
      <style:text-properties officeooo:rsid="0023501d"/>
    </style:style>
    <style:style style:name="T7" style:family="text">
      <style:text-properties fo:font-style="italic" officeooo:rsid="0023501d" style:font-style-asian="italic" style:font-style-complex="italic"/>
    </style:style>
    <style:style style:name="T8" style:family="text">
      <style:text-properties officeooo:rsid="002718d1"/>
    </style:style>
    <style:style style:name="T9" style:family="text">
      <style:text-properties officeooo:rsid="0028aac2"/>
    </style:style>
    <style:style style:name="T10" style:family="text">
      <style:text-properties officeooo:rsid="002a19ff"/>
    </style:style>
    <style:style style:name="T11" style:family="text">
      <style:text-properties officeooo:rsid="002baff8"/>
    </style:style>
    <style:style style:name="T12" style:family="text">
      <style:text-properties officeooo:rsid="0023501d" fo:background-color="#ffff00" loext:char-shading-value="0"/>
    </style:style>
    <style:style style:name="T13" style:family="text">
      <style:text-properties officeooo:rsid="0023501d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6"><text:span text:style-name="T4">Tests of if statements</text:span></text:p>
      <text:p text:style-name="P2"/>
      <text:p text:style-name="P2"><text:span text:style-name="T6">We check the values with the</text:span> tutu = $tutu</text:p>
      <text:p text:style-name="P2"/>
      <text:p text:style-name="P2">[if $tutu == oui]</text:p>
      <text:p text:style-name="P2"><text:span text:style-name="T6">This </text:span><text:span text:style-name="T7">paragraph should</text:span><text:span text:style-name="T6"> be displayed</text:span> <text:span text:style-name="T5">(==oui)</text:span></text:p>
      <text:p text:style-name="P2">[endif]</text:p>
      <text:p text:style-name="P2"/>
      <text:p text:style-name="P2">[if $tutu != oui]</text:p>
      <text:p text:style-name="P3"><text:span text:style-name="T6">This paragraph should </text:span><text:span text:style-name="T2">not</text:span><text:span text:style-name="T6"> be displayed</text:span> <text:s/>(!=<text:span text:style-name="T5">oui)</text:span></text:p>
      <text:p text:style-name="P3"/>
      <text:p text:style-name="P10">this is a chance because it contains many lines</text:p>
      <text:p text:style-name="P10"/>
      <text:p text:style-name="P10">x</text:p>
      <text:p text:style-name="P10">x</text:p>
      <text:p text:style-name="P10">x</text:p>
      <text:p text:style-name="P10">x</text:p>
      <text:p text:style-name="P10"/>
      <text:p text:style-name="P10">all of these lines will be removed</text:p>
      <text:p text:style-name="P2">[endif]</text:p>
      <text:p text:style-name="P2"/>
      <text:p text:style-name="P2">[if $tutu == glouglou]</text:p>
      <text:p text:style-name="P4"><text:span text:style-name="T6">This </text:span><text:span text:style-name="T7">paragraph</text:span><text:span text:style-name="T6"> should </text:span><text:span text:style-name="T2">not</text:span><text:span text:style-name="T6"> be displayed</text:span> (==glouglou)</text:p>
      <text:p text:style-name="P2">[endif]</text:p>
      <text:p text:style-name="P2"/>
      <text:p text:style-name="P2">[if $tutu != glouglou]</text:p>
      <text:p text:style-name="P3"><text:span text:style-name="T6">This </text:span><text:span text:style-name="T13">paragraph should be</text:span><text:span text:style-name="T6"> displayed</text:span> (!= glouglou)</text:p>
      <text:p text:style-name="P3"/>
      <text:p text:style-name="P7">several lines</text:p>
      <text:p text:style-name="P2">[endif]</text:p>
      <text:p text:style-name="P2"/>
      <text:p text:style-name="P5">[if $<text:span text:style-name="T9">tata</text:span><text:span text:style-name="T8"> </text:span>== <text:span text:style-name="T10">foo</text:span>]</text:p>
      <text:p text:style-name="P8">The paragraph <text:span text:style-name="T3">should remain here because</text:span> <text:span text:style-name="T11">there is no endif at the end</text:span></text:p>
      <text:p text:style-name="P5">[<text:span text:style-name="T11">type_in_</text:span>endif]</text:p>
      <text:p text:style-name="P2"/>
      <text:p text:style-name="P9">End of the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2-17T17:04:12.684019246</dc:date>
    <meta:editing-duration>PT28M1S</meta:editing-duration>
    <meta:editing-cycles>18</meta:editing-cycles>
    <meta:generator>LibreOffice/7.4.4.2$Linux_X86_64 LibreOffice_project/40$Build-2</meta:generator>
    <meta:document-statistic meta:table-count="0" meta:image-count="0" meta:object-count="0" meta:page-count="1" meta:paragraph-count="25" meta:word-count="104" meta:character-count="571" meta:non-whitespace-character-count="491"/>
  </office:meta>
</office:document-meta>
</file>